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游明朝" svg:font-family="游明朝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paragraph-properties fo:text-align="center"/>
    </style:style>
    <style:style style:name="T12" style:parent-style-name="Fuentedepárrafopredeter.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MEMORIA: PROYECTO 2</text:p>
      <text:p text:style-name="P2">El objetivo de este proyecto es la creación de una página web sobre el grado medio de Sistemas Microinformáticos y redes.</text:p>
      <text:p text:style-name="P3">El proyecto consta de una carpeta con 5 archivos.<text:s/></text:p>
      <text:p text:style-name="P4">3 archivos .HTML en los que se encuentra las diferentes partes de la página:<text:s/></text:p>
      <text:p text:style-name="P5">Inicio.htm: Explica el objetivo de la página y sirve de punto de partida</text:p>
      <text:p text:style-name="P6">Asignaturas.html: Continua con el contenido del proyecto</text:p>
      <text:p text:style-name="P7">Instalaciones.html: Es la última parte del contenido del proyecto</text:p>
      <text:p text:style-name="P8"><text:s/>un archivo Estilo.CSS que engloba el estilo de la página y está conectado a los anteriores archivos que a su vez están conectados entre sí.</text:p>
      <text:p text:style-name="P9">Un archivo de texto donde explico cómo está estructurada la página.</text:p>
      <text:p text:style-name="P10"/>
      <text:p text:style-name="P11"><text:span text:style-name="T12">GITHUB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游明朝" svg:font-family="游明朝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游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3784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os</meta:initial-creator>
    <dc:creator>filos</dc:creator>
    <meta:creation-date>2021-06-07T19:07:00Z</meta:creation-date>
    <dc:date>2021-06-07T19:23:00Z</dc:date>
    <meta:template xlink:href="Normal.dotm" xlink:type="simple"/>
    <meta:editing-cycles>1</meta:editing-cycles>
    <meta:editing-duration>PT540S</meta:editing-duration>
    <meta:document-statistic meta:page-count="1" meta:paragraph-count="1" meta:word-count="105" meta:character-count="684" meta:row-count="4" meta:non-whitespace-character-count="580"/>
  </office:meta>
</office:document-meta>
</file>